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166800000352F766937D.jpg"/>
  <manifest:file-entry manifest:media-type="image/png" manifest:full-path="Pictures/100000000000001C00000016901ECC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Arial1" svg:font-family="Arial"/>
    <style:font-face style:name="Monospace" svg:font-family="Monospace"/>
    <style:font-face style:name="Sans" svg:font-family="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Courier New" svg:font-family="'Courier New'" style:font-pitch="variable"/>
    <style:font-face style:name="Mincho" svg:font-family="Mincho, msmincho" style:font-pitch="variable"/>
    <style:font-face style:name="Times" svg:font-family="Times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</office:font-face-decls>
  <office:automatic-styles>
    <style:style style:name="doc-history" style:family="table">
      <style:table-properties style:width="6.5in" table:align="margins" style:writing-mode="lr-tb"/>
    </style:style>
    <style:style style:name="doc-history.A" style:family="table-column">
      <style:table-column-properties style:column-width="2.1667in" style:rel-column-width="21844*"/>
    </style:style>
    <style:style style:name="doc-history.C" style:family="table-column">
      <style:table-column-properties style:column-width="2.1667in" style:rel-column-width="21847*"/>
    </style:style>
    <style:style style:name="doc-history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-history.C1" style:family="table-cell">
      <style:table-cell-properties fo:padding="0.0382in" fo:border="0.0007in solid #000000"/>
    </style:style>
    <style:style style:name="doc-history.A2" style:family="table-cell">
      <style:table-cell-properties fo:padding="0.0382in" fo:border-left="0.0007in solid #000000" fo:border-right="none" fo:border-top="none" fo:border-bottom="0.0007in solid #000000"/>
    </style:style>
    <style:style style:name="doc-history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ermsTable" style:family="table">
      <style:table-properties style:width="6.5in" table:align="margins" style:writing-mode="lr-tb"/>
    </style:style>
    <style:style style:name="TermsTable.A" style:family="table-column">
      <style:table-column-properties style:column-width="3.25in" style:rel-column-width="32767*"/>
    </style:style>
    <style:style style:name="TermsTable.B" style:family="table-column">
      <style:table-column-properties style:column-width="3.25in" style:rel-column-width="32768*"/>
    </style:style>
    <style:style style:name="Term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rmsTable.B1" style:family="table-cell">
      <style:table-cell-properties fo:padding="0.0382in" fo:border="0.0007in solid #000000"/>
    </style:style>
    <style:style style:name="TermsTable.A2" style:family="table-cell">
      <style:table-cell-properties fo:padding="0.0382in" fo:border-left="0.0007in solid #000000" fo:border-right="none" fo:border-top="none" fo:border-bottom="0.0007in solid #000000"/>
    </style:style>
    <style:style style:name="TermsTabl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1.8451in" style:rel-column-width="18602*"/>
    </style:style>
    <style:style style:name="Table1.B" style:family="table-column">
      <style:table-column-properties style:column-width="2.3549in" style:rel-column-width="23743*"/>
    </style:style>
    <style:style style:name="Table1.C" style:family="table-column">
      <style:table-column-properties style:column-width="2.3in" style:rel-column-width="231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3.25in" style:rel-column-width="32767*"/>
    </style:style>
    <style:style style:name="Table2.B" style:family="table-column">
      <style:table-column-properties style:column-width="3.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master-page-name="First_20_Page">
      <style:paragraph-properties fo:text-align="center" style:justify-single-word="false" style:page-number="1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Table_20_Heading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fo:break-before="page"/>
      <style:text-properties fo:font-size="15pt" style:font-size-asian="15pt" style:font-size-complex="15pt"/>
    </style:style>
    <style:style style:name="P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3335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 style:list-style-name="L2"/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Contents_20_1" style:list-style-name="L4">
      <style:text-properties style:font-name="Arial1" fo:font-size="10pt" style:font-size-asian="10pt" style:font-size-complex="10pt"/>
    </style:style>
    <style:style style:name="P20" style:family="paragraph" style:parent-style-name="Standard" style:list-style-name="L4">
      <style:text-properties fo:color="#000000" style:font-name="Arial1" fo:font-size="10pt" style:font-name-asian="Sans" style:font-size-asian="10pt" style:font-name-complex="Sans" style:font-size-complex="10pt"/>
    </style:style>
    <style:style style:name="P21" style:family="paragraph" style:parent-style-name="Standard" style:list-style-name="L5"/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 style:list-style-name="L6">
      <style:text-properties fo:color="#000000" style:font-name="Arial1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text-properties fo:color="#000000" style:font-name="Arial1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3f5fbf"/>
    </style:style>
    <style:style style:name="T3" style:family="text">
      <style:text-properties fo:color="#008080"/>
    </style:style>
    <style:style style:name="T4" style:family="text">
      <style:text-properties fo:color="#3f7f7f"/>
    </style:style>
    <style:style style:name="T5" style:family="text">
      <style:text-properties fo:color="#7f007f"/>
    </style:style>
    <style:style style:name="T6" style:family="text">
      <style:text-properties fo:color="#2a00ff"/>
    </style:style>
    <style:style style:name="T7" style:family="text">
      <style:text-properties fo:color="#000000" style:font-name-asian="Sans" style:font-name-complex="Sans"/>
    </style:style>
    <style:style style:name="T8" style:family="text">
      <style:text-properties fo:color="#3f5fbf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Arial1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width="0.25in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75in" text:min-label-width="0.25in"/>
      </text:list-level-style-number>
      <text:list-level-style-number text:level="5" text:style-name="Numbering_20_Symbols" style:num-suffix="." style:num-format="1">
        <style:list-level-properties text:space-before="2.25in" text:min-label-width="0.25in"/>
      </text:list-level-style-number>
      <text:list-level-style-number text:level="6" text:style-name="Numbering_20_Symbols" style:num-suffix="." style:num-format="1">
        <style:list-level-properties text:space-before="2.75in" text:min-label-width="0.25in"/>
      </text:list-level-style-number>
      <text:list-level-style-number text:level="7" text:style-name="Numbering_20_Symbols" style:num-suffix="." style:num-format="1">
        <style:list-level-properties text:space-before="3.25in" text:min-label-width="0.25in"/>
      </text:list-level-style-number>
      <text:list-level-style-number text:level="8" text:style-name="Numbering_20_Symbols" style:num-suffix="." style:num-format="1">
        <style:list-level-properties text:space-before="3.75in" text:min-label-width="0.25in"/>
      </text:list-level-style-number>
      <text:list-level-style-number text:level="9" text:style-name="Numbering_20_Symbols" style:num-suffix="." style:num-format="1">
        <style:list-level-properties text:space-before="4.25in" text:min-label-width="0.25in"/>
      </text:list-level-style-number>
      <text:list-level-style-number text:level="10" text:style-name="Numbering_20_Symbols" style:num-suffix="." style:num-format="1">
        <style:list-level-properties text:space-before="4.7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3" style:num-suffix="." style:num-format="1">
        <style:list-level-properties text:space-before="0.5in" text:min-label-width="0.25in"/>
      </text:list-level-style-number>
      <text:list-level-style-number text:level="4" style:num-suffix="." style:num-format="1">
        <style:list-level-properties text:space-before="0.75in" text:min-label-width="0.25in"/>
      </text:list-level-style-number>
      <text:list-level-style-number text:level="5" style:num-suffix="." style:num-format="1">
        <style:list-level-properties text:space-before="1in" text:min-label-width="0.25in"/>
      </text:list-level-style-number>
      <text:list-level-style-number text:level="6" style:num-suffix="." style:num-format="1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1">
        <style:list-level-properties text:space-before="1.75in" text:min-label-width="0.25in"/>
      </text:list-level-style-number>
      <text:list-level-style-number text:level="9" style:num-suffix="." style:num-format="1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2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Foundation Profiler User Gui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ocument History</text:p>
      <table:table table:name="doc-history" table:style-name="doc-history">
        <table:table-column table:style-name="doc-history.A" table:number-columns-repeated="2"/>
        <table:table-column table:style-name="doc-history.C"/>
        <table:table-header-rows>
          <table:table-row>
            <table:table-cell table:style-name="doc-history.A1" office:value-type="string">
              <text:p text:style-name="P5">Date</text:p>
            </table:table-cell>
            <table:table-cell table:style-name="doc-history.A1" office:value-type="string">
              <text:p text:style-name="P5">Change</text:p>
            </table:table-cell>
            <table:table-cell table:style-name="doc-history.C1" office:value-type="string">
              <text:p text:style-name="P5">Author</text:p>
            </table:table-cell>
          </table:table-row>
        </table:table-header-rows>
        <table:table-row>
          <table:table-cell table:style-name="doc-history.A2" office:value-type="string">
            <text:p text:style-name="P6">November 20, 2006</text:p>
          </table:table-cell>
          <table:table-cell table:style-name="doc-history.A2" office:value-type="string">
            <text:p text:style-name="P6">Initial draft</text:p>
          </table:table-cell>
          <table:table-cell table:style-name="doc-history.C2" office:value-type="string">
            <text:p text:style-name="P6">Gary Lee</text:p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  <table:table-row>
          <table:table-cell table:style-name="doc-history.A2" office:value-type="string">
            <text:p text:style-name="P6"/>
          </table:table-cell>
          <table:table-cell table:style-name="doc-history.A2" office:value-type="string">
            <text:p text:style-name="P6"/>
          </table:table-cell>
          <table:table-cell table:style-name="doc-history.C2" office:value-type="string">
            <text:p text:style-name="P6"/>
          </table:table-cell>
        </table:table-row>
      </table:table>
      <text:p text:style-name="P4"/>
      <text:p text:style-name="P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erms and Definitions<text:tab/>3</text:p>
          <text:p text:style-name="P8">Overview<text:tab/>4</text:p>
          <text:p text:style-name="P8">Profiler Configuration<text:tab/>4</text:p>
          <text:p text:style-name="P9">Example Configuration:<text:tab/>5</text:p>
          <text:p text:style-name="P8">Profiler Messages<text:tab/>6</text:p>
          <text:p text:style-name="P9">Toggle Host Status Message<text:tab/>6</text:p>
          <text:p text:style-name="P9">Toggle Service Status Message<text:tab/>6</text:p>
          <text:p text:style-name="P9">Event Message<text:tab/>6</text:p>
          <text:p text:style-name="P9">HostCreateMessage<text:tab/>6</text:p>
          <text:p text:style-name="P8">Reports<text:tab/>7</text:p>
          <text:p text:style-name="P9">Profiler Session Report<text:tab/>7</text:p>
          <text:p text:style-name="P9">Profiler Session Comparison Report<text:tab/>7</text:p>
          <text:p text:style-name="P8">Profile Log<text:tab/>7</text:p>
          <text:p text:style-name="P8">Running The Profiler<text:tab/>7</text:p>
          <text:p text:style-name="P8">Building / Deploying The Profiler<text:tab/>7</text:p>
          <text:p text:style-name="P8">Appendix A – Step By Step Instructions<text:tab/>8</text:p>
          <text:p text:style-name="P9">Profiler Build Instructions:<text:tab/>8</text:p>
          <text:p text:style-name="P9">Profiler Database Create Instructions:<text:tab/>8</text:p>
          <text:p text:style-name="P9">Profiler Execution Instructions:<text:tab/>9</text:p>
        </text:index-body>
      </text:table-of-content>
      <text:p text:style-name="P10"/>
      <text:h text:style-name="P11" text:outline-level="1">Terms and Definitions</text:h>
      <table:table table:name="TermsTable" table:style-name="TermsTable">
        <table:table-column table:style-name="TermsTable.A"/>
        <table:table-column table:style-name="TermsTable.B"/>
        <table:table-header-rows>
          <table:table-row>
            <table:table-cell table:style-name="TermsTable.A1" office:value-type="string">
              <text:p text:style-name="Table_20_Heading">Term</text:p>
            </table:table-cell>
            <table:table-cell table:style-name="TermsTable.B1" office:value-type="string">
              <text:p text:style-name="Table_20_Heading">Definition</text:p>
            </table:table-cell>
          </table:table-row>
        </table:table-header-rows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  <table:table-row>
          <table:table-cell table:style-name="TermsTable.A2" office:value-type="string">
            <text:p text:style-name="Table_20_Contents"/>
          </table:table-cell>
          <table:table-cell table:style-name="TermsTable.B2" office:value-type="string">
            <text:p text:style-name="Table_20_Contents"/>
          </table:table-cell>
        </table:table-row>
      </table:table>
      <text:p text:style-name="Standard"/>
      <text:h text:style-name="P11" text:outline-level="1">Overview</text:h>
      <text:p text:style-name="Standard">The Foundation profiler is a java application which provides the ability to simulate Foundation feeder messages and capture the time it takes to process the feeder messages. <text:s/>The profiler can store all metrics to a database for future reference or just output them to the profiler.log file. </text:p>
      <text:p text:style-name="Standard"/>
      <text:p text:style-name="Standard">At the time of this documentation, the profiler provides users the ability to simulate 4 different types of messages.</text:p>
      <text:p text:style-name="Standard"/>
      <text:list text:style-name="L2">
        <text:list-item>
          <text:p text:style-name="P12">Host Status </text:p>
        </text:list-item>
        <text:list-item>
          <text:p text:style-name="P12">Service Status</text:p>
        </text:list-item>
        <text:list-item>
          <text:p text:style-name="P12">Event / Log</text:p>
        </text:list-item>
        <text:list-item>
          <text:p text:style-name="P12">Host Create</text:p>
        </text:list-item>
      </text:list>
      <text:p text:style-name="Standard"/>
      <text:p text:style-name="Standard">Users have the ability to configure the profiler through an XML configuration file. <text:s/>The configuration defines what messages are simulated, the number of messages that are sent and how often the messages are sent. <text:s/></text:p>
      <text:p text:style-name="Standard"/>
      <text:p text:style-name="Standard">The profiler can be used to load test the Foundation feeder mechanism, capture metrics regarding the performance, help validate a build and/or confirm that QA acceptance thresholds are met.</text:p>
      <text:p text:style-name="Standard"/>
      <text:h text:style-name="Heading_20_1" text:outline-level="1">Profiler Configuration</text:h>
      <text:p text:style-name="Standard">The profiler configuration is broken down into 2 sections. <text:s/>The first section defines the database connection information for the Foundation and Profiler database as well as the Foundation socket information to which the messages are posted. <text:s/></text:p>
      <text:p text:style-name="Standard"/>
      <text:p text:style-name="Standard">The second section of the profiler configuration file defines the workloads for the profiler session. <text:s/>A workload defines which messages are sent, how often the messages are sent as well as how many times the messages are sent. <text:s/>Users do have the ability to define multiple workloads in a profiler configuration file. <text:s/>Each workload is processed concurrently therefore sending messages and capturing metrics concurrently. <text:s/>This ability will probably not be necessary in most of workloads that we define. <text:s/></text:p>
      <text:p text:style-name="Standard"/>
      <text:p text:style-name="Standard">All messages defined for a workload is considered a “batch” of messages. <text:s/>This means each workload interval the messages defined for the workload are sent. <text:s/>Also, note each message defined in a workload may result in more than one message sent to Foundation. <text:s/>For example, the ToggleHostStatus message has a property numHosts which specifies how many host status messages to create each batch. <text:s/>If the value of numHosts is 10 then 10 Host Status messages will be sent to 10 different hosts for each workload message batch interval.</text:p>
      <text:p text:style-name="Standard"/>
      <text:p text:style-name="Standard">One thing to understand about the workload interval is that even though the workload interval may be set to 10 seconds it does not guarantee that a new batch of messages will be sent every 10 seconds. <text:s/>Since we are polling the Foundation database in order to determine when the messages have been processed, we cannot send a new batch of messages until all metrics are captured for the previous batch. <text:s/>For example with the Host Status message, if we were to send a new batch of messages before the metric was captured, we may not be able to determine when the original host status message was processed b/c a subsequent message may have toggled the host status. <text:s/>When the profiler is configured not to capture metrics (captureMetrics = OFF) then the workload interval is honored.</text:p>
      <text:p text:style-name="Standard"/>
      <text:p text:style-name="Standard">The numBatches attribute of a workload defines how many messages batches will be sent. <text:s/>Once this limit is reached then the workload is complete and once all workloads are complete for a session then the profiler exits. <text:s/>As mentioned, a message batch is sent (if possible) at the interval defined for the workload.</text:p>
      <text:p text:style-name="Standard"/>
      <text:p text:style-name="Standard">Each message defined for a workload has a threshold value. <text:s/>This value indicates a maximum time in seconds that we expect the message batch to have been processed. <text:s/>If the threshold value for a individual message batch is not met then the message batch is flagged and will be identified when the profiler has completed all its workloads. <text:s/>An error message is also outputted to the profiler.log file when the message batch exceeds its expected threshold.</text:p>
      <text:p text:style-name="Standard"/>
      <text:p text:style-name="Standard">Note, all durations defined in the profiler configuration file are in seconds.</text:p>
      <text:p text:style-name="Standard"/>
      <text:p text:style-name="Standard">Below is an example profiler configuration file which contains all configuration settings, available messages and all possible message configuration attributes.</text:p>
      <text:p text:style-name="Standard"/>
      <text:h text:style-name="Heading_20_2" text:outline-level="2">Example Configuration:</text:h>
      <text:p text:style-name="Standard"/>
      <text:p text:style-name="P13"><text:span text:style-name="T1"><text:tab/></text:span><text:span text:style-name="T2">&lt;!-- <text:s/>Capture Metrics OFF, LOG, ALL (Default)--&gt;</text:span></text:p>
      <text:p text:style-name="P14"><text:tab/>&lt;!-- OFF – NO metrics are captured --&gt;</text:p>
      <text:p text:style-name="P14"><text:tab/>&lt;!-- LOG – Metrics are captured and outputted to the log only --&gt;</text:p>
      <text:p text:style-name="P14"><text:tab/>&lt;!-- ALL – Metrics are captured and outputted to both the log and db --&gt;</text:p>
      <text:p text:style-name="P13"><text:span text:style-name="T1"><text:tab/></text:span><text:span text:style-name="T3">&lt;</text:span><text:span text:style-name="T4">foundation-profiler </text:span><text:span text:style-name="T5">captureMetrics</text:span><text:span text:style-name="T1">=</text:span><text:span text:style-name="T6">"LOG"</text:span><text:span text:style-name="T3">&gt;</text:span></text:p>
      <text:p text:style-name="P13"><text:span text:style-name="T1"><text:tab/></text:span><text:span text:style-name="T2">&lt;!-- Database to store profiling information</text:span></text:p>
      <text:p text:style-name="P14"><text:tab/>The profiler DB Connection information is not needed since we are not capturing metrics<text:tab/>in the database. --&gt;</text:p>
      <text:p text:style-name="P14"><text:tab/>&lt;profilerDB driver="com.mysql.jdbc.Driver"</text:p>
      <text:p text:style-name="P14"><text:tab/><text:tab/><text:tab/><text:tab/>url="jdbc:mysql://localhost/GWProfilerDB" </text:p>
      <text:p text:style-name="P14"><text:tab/><text:tab/><text:tab/><text:tab/>login="collage" </text:p>
      <text:p text:style-name="P14"><text:tab/><text:tab/><text:tab/><text:tab/>password="gwrk"/&gt;</text:p>
      <text:p text:style-name="P15"><text:tab/></text:p>
      <text:p text:style-name="P13"><text:span text:style-name="T1"><text:tab/></text:span><text:span text:style-name="T2">&lt;!-- Foundation Database to be profiled --&gt;</text:span></text:p>
      <text:p text:style-name="P13"><text:span text:style-name="T1"><text:tab/></text:span><text:span text:style-name="T3">&lt;</text:span><text:span text:style-name="T4">foundationDB </text:span><text:span text:style-name="T5">driver</text:span><text:span text:style-name="T1">=</text:span><text:span text:style-name="T6">"com.mysql.jdbc.Driver"</text:span></text:p>
      <text:p text:style-name="P13"><text:span text:style-name="T6"><text:tab/><text:tab/><text:tab/><text:tab/></text:span><text:span text:style-name="T5">url</text:span><text:span text:style-name="T1">=</text:span><text:span text:style-name="T6">"jdbc:mysql://localhost/GWCollageDB" </text:span></text:p>
      <text:p text:style-name="P13"><text:span text:style-name="T6"><text:tab/><text:tab/><text:tab/><text:tab/></text:span><text:span text:style-name="T5">login</text:span><text:span text:style-name="T1">=</text:span><text:span text:style-name="T6">"root" </text:span></text:p>
      <text:p text:style-name="P13"><text:span text:style-name="T6"><text:tab/><text:tab/><text:tab/><text:tab/></text:span><text:span text:style-name="T5">password</text:span><text:span text:style-name="T1">=</text:span><text:span text:style-name="T6">""</text:span><text:span text:style-name="T3">/&gt;</text:span></text:p>
      <text:p text:style-name="P15"><text:tab/></text:p>
      <text:p text:style-name="P13"><text:span text:style-name="T1"><text:tab/></text:span><text:span text:style-name="T2">&lt;!-- Common message socket to post feeder messages --&gt;</text:span><text:span text:style-name="T1"><text:tab/> <text:s text:c="4"/></text:span></text:p>
      <text:p text:style-name="P13"><text:span text:style-name="T1"><text:tab/></text:span><text:span text:style-name="T3">&lt;</text:span><text:span text:style-name="T4">messageSocket </text:span><text:span text:style-name="T5">server</text:span><text:span text:style-name="T1">=</text:span><text:span text:style-name="T6">"localhost" </text:span><text:span text:style-name="T5">port</text:span><text:span text:style-name="T1">=</text:span><text:span text:style-name="T6">"4913" </text:span><text:span text:style-name="T3">/&gt;</text:span></text:p>
      <text:p text:style-name="P15"><text:tab/></text:p>
      <text:p text:style-name="P13"><text:span text:style-name="T1"><text:tab/></text:span><text:span text:style-name="T2">&lt;!-- Workload Definitions --&gt;</text:span></text:p>
      <text:p text:style-name="P13"><text:span text:style-name="T1"><text:tab/></text:span><text:span text:style-name="T2">&lt;!-- Note: <text:s/>We are not capturing metrics for QA Acceptance any message batches that exceed threshold values</text:span></text:p>
      <text:p text:style-name="P14"><text:tab/> <text:s text:c="4"/>will be output at the completion of the workloads --&gt;</text:p>
      <text:p text:style-name="P13"><text:span text:style-name="T1"><text:tab/></text:span><text:span text:style-name="T2">&lt;!-- Note: <text:s/>All durations are defined in seconds. --&gt;</text:span></text:p>
      <text:p text:style-name="P13"><text:span text:style-name="T1"><text:tab/></text:span><text:span text:style-name="T3">&lt;</text:span><text:span text:style-name="T4">workloads</text:span><text:span text:style-name="T3">&gt;</text:span></text:p>
      <text:p text:style-name="P13"><text:span text:style-name="T1"><text:tab/><text:tab/></text:span><text:span text:style-name="T2">&lt;!-- 5.0 QA Acceptance Workload --&gt;</text:span></text:p>
      <text:p text:style-name="P13"><text:span text:style-name="T1"><text:tab/><text:tab/></text:span><text:span text:style-name="T3">&lt;</text:span><text:span text:style-name="T4">workload </text:span><text:span text:style-name="T5">name</text:span><text:span text:style-name="T1">=</text:span><text:span text:style-name="T6">"QA Acceptance - 25 Host Status, 50 Service Status, 20 Event and 5 Host Create Each Batch" </text:span></text:p>
      <text:p text:style-name="P13"><text:span text:style-name="T6"><text:tab/><text:tab/><text:tab/></text:span><text:span text:style-name="T5">numBatches</text:span><text:span text:style-name="T1">=</text:span><text:span text:style-name="T6">"10"</text:span></text:p>
      <text:p text:style-name="P13"><text:span text:style-name="T6"><text:tab/><text:tab/><text:tab/></text:span><text:span text:style-name="T5">interval</text:span><text:span text:style-name="T1">=</text:span><text:span text:style-name="T6">"20"</text:span></text:p>
      <text:p text:style-name="P13"><text:span text:style-name="T6"><text:tab/><text:tab/><text:tab/></text:span><text:span text:style-name="T5">quantity</text:span><text:span text:style-name="T1">=</text:span><text:span text:style-name="T6">"1" </text:span></text:p>
      <text:p text:style-name="P13"><text:span text:style-name="T6"><text:tab/><text:tab/><text:tab/></text:span><text:span text:style-name="T5">distribution</text:span><text:span text:style-name="T1">=</text:span><text:span text:style-name="T6">"even"</text:span></text:p>
      <text:p text:style-name="P13"><text:span text:style-name="T6"><text:tab/><text:tab/><text:tab/></text:span><text:span text:style-name="T5">enabled</text:span><text:span text:style-name="T1">=</text:span><text:span text:style-name="T6">"true"</text:span><text:span text:style-name="T3">&gt;</text:span></text:p>
      <text:p text:style-name="P13"><text:span text:style-name="T1"><text:tab/><text:tab/><text:tab/></text:span><text:span text:style-name="T3">&lt;</text:span><text:span text:style-name="T4">messages</text:span><text:span text:style-name="T3">&gt;</text:span><text:span text:style-name="T1"><text:tab/><text:tab/><text:tab/><text:tab/></text:span></text:p>
      <text:p text:style-name="P13"><text:span text:style-name="T1"><text:tab/><text:tab/><text:tab/><text:tab/></text:span><text:span text:style-name="T3">&lt;</text:span><text:span text:style-name="T4">message </text:span><text:span text:style-name="T5">type</text:span><text:span text:style-name="T1">=</text:span><text:span text:style-name="T6">"org.groundwork.foundation.profiling.messages.ToggleHostStatusMessage" </text:span></text:p>
      <text:p text:style-name="P13"><text:span text:style-name="T6"><text:tab/><text:tab/><text:tab/><text:tab/><text:tab/></text:span><text:span text:style-name="T5">name</text:span><text:span text:style-name="T1">=</text:span><text:span text:style-name="T6">"25-host-status"</text:span></text:p>
      <text:p text:style-name="P13"><text:span text:style-name="T6"><text:tab/><text:tab/><text:tab/><text:tab/><text:tab/></text:span><text:span text:style-name="T5">threshold</text:span><text:span text:style-name="T1">=</text:span><text:span text:style-name="T6">"5"</text:span></text:p>
      <text:p text:style-name="P13"><text:span text:style-name="T6"><text:tab/><text:tab/><text:tab/><text:tab/><text:tab/></text:span><text:span text:style-name="T5">numHosts</text:span><text:span text:style-name="T1">=</text:span><text:span text:style-name="T6">"25"</text:span></text:p>
      <text:p text:style-name="P13"><text:span text:style-name="T6"><text:tab/><text:tab/><text:tab/><text:tab/> </text:span><text:span text:style-name="T3">/&gt;</text:span><text:span text:style-name="T1"><text:tab/><text:tab/></text:span></text:p>
      <text:p text:style-name="P13"><text:span text:style-name="T1"><text:tab/><text:tab/><text:tab/><text:tab/></text:span><text:span text:style-name="T3">&lt;</text:span><text:span text:style-name="T4">message </text:span><text:span text:style-name="T5">type</text:span><text:span text:style-name="T1">=</text:span><text:span text:style-name="T6">"org.groundwork.foundation.profiling.messages.ToggleServiceStatusMessage" </text:span></text:p>
      <text:p text:style-name="P13"><text:span text:style-name="T6"><text:tab/><text:tab/><text:tab/><text:tab/><text:tab/></text:span><text:span text:style-name="T5">name</text:span><text:span text:style-name="T1">=</text:span><text:span text:style-name="T6">"50-service-status"</text:span></text:p>
      <text:p text:style-name="P13"><text:span text:style-name="T6"><text:tab/><text:tab/><text:tab/><text:tab/><text:tab/></text:span><text:span text:style-name="T5">threshold</text:span><text:span text:style-name="T1">=</text:span><text:span text:style-name="T6">"5"</text:span></text:p>
      <text:p text:style-name="P13"><text:span text:style-name="T6"><text:tab/><text:tab/><text:tab/><text:tab/><text:tab/></text:span><text:span text:style-name="T5">numServices</text:span><text:span text:style-name="T1">=</text:span><text:span text:style-name="T6">"50"</text:span></text:p>
      <text:p text:style-name="P13"><text:span text:style-name="T6"><text:tab/><text:tab/><text:tab/><text:tab/> </text:span><text:span text:style-name="T3">/&gt;</text:span><text:span text:style-name="T1"><text:tab/><text:tab/></text:span></text:p>
      <text:p text:style-name="P13"><text:span text:style-name="T1"><text:tab/><text:tab/><text:tab/><text:tab/></text:span><text:span text:style-name="T3">&lt;</text:span><text:span text:style-name="T4">message </text:span><text:span text:style-name="T5">type</text:span><text:span text:style-name="T1">=</text:span><text:span text:style-name="T6">"org.groundwork.foundation.profiling.messages.EventMessage" </text:span></text:p>
      <text:p text:style-name="P13"><text:span text:style-name="T6"><text:tab/><text:tab/><text:tab/><text:tab/><text:tab/></text:span><text:span text:style-name="T5">name</text:span><text:span text:style-name="T1">=</text:span><text:span text:style-name="T6">"20-event"</text:span></text:p>
      <text:p text:style-name="P13"><text:span text:style-name="T6"><text:tab/><text:tab/><text:tab/><text:tab/><text:tab/></text:span><text:span text:style-name="T5">threshold</text:span><text:span text:style-name="T1">=</text:span><text:span text:style-name="T6">"5"</text:span></text:p>
      <text:p text:style-name="P13"><text:span text:style-name="T6"><text:tab/><text:tab/><text:tab/><text:tab/><text:tab/></text:span><text:span text:style-name="T5">numDevices</text:span><text:span text:style-name="T1">=</text:span><text:span text:style-name="T6">"20"</text:span></text:p>
      <text:p text:style-name="P13"><text:span text:style-name="T6"><text:tab/><text:tab/><text:tab/><text:tab/><text:tab/></text:span><text:span text:style-name="T5">consolidation</text:span><text:span text:style-name="T1">=</text:span><text:span text:style-name="T6">"true"</text:span></text:p>
      <text:p text:style-name="P13"><text:span text:style-name="T6"><text:tab/><text:tab/><text:tab/><text:tab/> </text:span><text:span text:style-name="T3">/&gt;</text:span><text:span text:style-name="T1"><text:tab/><text:tab/><text:tab/><text:tab/><text:tab/></text:span></text:p>
      <text:p text:style-name="P13"><text:span text:style-name="T1"><text:tab/><text:tab/><text:tab/><text:tab/></text:span><text:span text:style-name="T3">&lt;</text:span><text:span text:style-name="T4">message </text:span><text:span text:style-name="T5">type</text:span><text:span text:style-name="T1">=</text:span><text:span text:style-name="T6">"org.groundwork.foundation.profiling.messages.HostCreateMessage" </text:span></text:p>
      <text:p text:style-name="P13"><text:span text:style-name="T6"><text:tab/><text:tab/><text:tab/><text:tab/><text:tab/></text:span><text:span text:style-name="T5">name</text:span><text:span text:style-name="T1">=</text:span><text:span text:style-name="T6">"5-host-create"</text:span></text:p>
      <text:p text:style-name="P13"><text:span text:style-name="T6"><text:tab/><text:tab/><text:tab/><text:tab/><text:tab/></text:span><text:span text:style-name="T5">threshold</text:span><text:span text:style-name="T1">=</text:span><text:span text:style-name="T6">"5"</text:span></text:p>
      <text:p text:style-name="P13"><text:span text:style-name="T6"><text:tab/><text:tab/><text:tab/><text:tab/><text:tab/></text:span><text:span text:style-name="T5">numHosts</text:span><text:span text:style-name="T1">=</text:span><text:span text:style-name="T6">"5"</text:span></text:p>
      <text:p text:style-name="P13"><text:span text:style-name="T6"><text:tab/><text:tab/><text:tab/><text:tab/><text:tab/></text:span><text:span text:style-name="T5">version45</text:span><text:span text:style-name="T1">=</text:span><text:span text:style-name="T6">"false"<text:tab/><text:tab/><text:tab/><text:tab/><text:tab/></text:span></text:p>
      <text:p text:style-name="P13"><text:span text:style-name="T6"><text:tab/><text:tab/><text:tab/><text:tab/> </text:span><text:span text:style-name="T3">/&gt;</text:span><text:span text:style-name="T1"><text:tab/><text:tab/><text:tab/><text:tab/><text:tab/><text:tab/> <text:s/><text:tab/><text:tab/><text:tab/><text:tab/> <text:tab/></text:span></text:p>
      <text:p text:style-name="P13"><text:span text:style-name="T1"><text:tab/><text:tab/><text:tab/></text:span><text:span text:style-name="T3">&lt;/</text:span><text:span text:style-name="T4">messages</text:span><text:span text:style-name="T3">&gt;</text:span></text:p>
      <text:p text:style-name="P13"><text:span text:style-name="T1"><text:tab/><text:tab/></text:span><text:span text:style-name="T3">&lt;/</text:span><text:span text:style-name="T4">workload</text:span><text:span text:style-name="T3">&gt;</text:span><text:span text:style-name="T1"><text:tab/><text:tab/></text:span></text:p>
      <text:p text:style-name="P13"><text:span text:style-name="T1"><text:tab/></text:span><text:span text:style-name="T3">&lt;/</text:span><text:span text:style-name="T4">workloads</text:span><text:span text:style-name="T3">&gt;</text:span></text:p>
      <text:p text:style-name="P13"><text:span text:style-name="T3">&lt;/</text:span><text:span text:style-name="T4">foundation-profiler</text:span><text:span text:style-name="T3">&gt;</text:span></text:p>
      <text:p text:style-name="P16"/>
      <text:h text:style-name="Heading_20_1" text:outline-level="1">Profiler Messages</text:h>
      <text:h text:style-name="Heading_20_2" text:outline-level="2">Toggle Host Status Message</text:h>
      <text:p text:style-name="Standard">TODO: <text:s/>FINISH SECTION</text:p>
      <text:h text:style-name="Heading_20_2" text:outline-level="2">Toggle Service Status Message</text:h>
      <text:p text:style-name="Standard">TODO: <text:s/>FINISH SECTION</text:p>
      <text:p text:style-name="Standard"/>
      <text:h text:style-name="Heading_20_2" text:outline-level="2">Event Message</text:h>
      <text:p text:style-name="Standard"/>
      <text:p text:style-name="Standard">TODO: <text:s/>FINISH SECTION</text:p>
      <text:p text:style-name="Standard"/>
      <text:h text:style-name="Heading_20_2" text:outline-level="2">HostCreateMessage</text:h>
      <text:p text:style-name="Standard"/>
      <text:p text:style-name="Standard">TODO: <text:s/>FINISH SECTION</text:p>
      <text:p text:style-name="Standard"/>
      <text:h text:style-name="Heading_20_1" text:outline-level="1">Reports</text:h>
      <text:h text:style-name="Heading_20_2" text:outline-level="2">Profiler Session Report</text:h>
      <text:p text:style-name="Standard">TODO: <text:s/>FINISH SECTION</text:p>
      <text:h text:style-name="Heading_20_2" text:outline-level="2">Profiler Session Comparison Report</text:h>
      <text:p text:style-name="Standard">TODO: <text:s/>FINISH SECTION</text:p>
      <text:p text:style-name="Standard"/>
      <text:h text:style-name="Heading_20_1" text:outline-level="1">Profile Log</text:h>
      <text:p text:style-name="Standard">Each profiler session outputs to the profile.log file which can be found in the same directory as the profiler. <text:s/>Please note each execution of the profiler will overwrite an existing profiler.log file. <text:s/>Therefore, if you need to maintain the log between executions please be sure to back it up before running the profiler again.</text:p>
      <text:h text:style-name="Heading_20_1" text:outline-level="1">Running The Profiler</text:h>
      <text:p text:style-name="Standard">A foundation-profiler.sh script is provided to launch the profiler. <text:s/>The profiler accepts the following command line arguments. <text:s/>Note that all arguments are optional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rgument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C1" office:value-type="string">
              <text:p text:style-name="Table_20_Heading">Default</text:p>
            </table:table-cell>
          </table:table-row>
        </table:table-header-rows>
        <table:table-row>
          <table:table-cell table:style-name="Table1.A2" office:value-type="string">
            <text:p text:style-name="Standard">-config &lt;configuration file&gt;</text:p>
          </table:table-cell>
          <table:table-cell table:style-name="Table1.A2" office:value-type="string">
            <text:p text:style-name="Table_20_Contents">Defines the location of the profiler configuration file.</text:p>
            <text:p text:style-name="Table_20_Contents"/>
          </table:table-cell>
          <table:table-cell table:style-name="Table1.C2" office:value-type="string">
            <text:p text:style-name="Table_20_Contents">foundation-profiler.xml</text:p>
          </table:table-cell>
        </table:table-row>
        <table:table-row>
          <table:table-cell table:style-name="Table1.A2" office:value-type="string">
            <text:p text:style-name="Table_20_Contents">-session &lt;name of session&gt;</text:p>
          </table:table-cell>
          <table:table-cell table:style-name="Table1.A2" office:value-type="string">
            <text:p text:style-name="Table_20_Contents">A string value representing the name of the session. <text:s/>It recommended that a descriptive and unique name is provided for each session allowing for easy reporting and comparison.</text:p>
          </table:table-cell>
          <table:table-cell table:style-name="Table1.C2" office:value-type="string">
            <text:p text:style-name="Contents_20_1">Session - &lt;Date and time of start&gt;</text:p>
          </table:table-cell>
        </table:table-row>
        <table:table-row>
          <table:table-cell table:style-name="Table1.A2" office:value-type="string">
            <text:p text:style-name="Table_20_Contents">/?</text:p>
          </table:table-cell>
          <table:table-cell table:style-name="Table1.A2" office:value-type="string">
            <text:p text:style-name="Table_20_Contents">Prints out usage instructions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Building / Deploying The Profiler</text:h>
      <text:p text:style-name="Standard">The source code for the profiler and all its resources can be found in our professional subversion repository (<text:a xlink:type="simple" xlink:href="http://172.28.113.51/groundwork-professional/profiler">http://172.28.113.51/groundwork-professional/profiler</text:a><text:a xlink:type="simple" xlink:href="http://172.28.113.51/groundwork-professional/">)</text:a></text:p>
      <text:p text:style-name="Standard"><text:a xlink:type="simple" xlink:href="http://172.28.113.51/groundwork-professional/"/></text:p>
      <text:p text:style-name="Standard">In order to build the profiler you must have maven 1.0.2 installed. <text:s/>The following is a list of goals provided in the maven script.</text:p>
      <text:p text:style-name="Standard"/>
      <text:p text:style-name="Contents_20_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aven Goal</text:p>
            </table:table-cell>
            <table:table-cell table:style-name="Table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build</text:p>
          </table:table-cell>
          <table:table-cell table:style-name="Table2.B2" office:value-type="string">
            <text:p text:style-name="Table_20_Contents">Compiles the profiler source code</text:p>
          </table:table-cell>
        </table:table-row>
        <table:table-row>
          <table:table-cell table:style-name="Table2.A2" office:value-type="string">
            <text:p text:style-name="Table_20_Contents">deploy</text:p>
          </table:table-cell>
          <table:table-cell table:style-name="Table2.B2" office:value-type="string">
            <text:p text:style-name="Table_20_Contents">Creates a deploy directory, packages the profiler into a jar and copies all dependencies to this directory. <text:s/>After the deploy goal is executed, everything needed for the profiler is in the deploy.</text:p>
          </table:table-cell>
        </table:table-row>
        <table:table-row>
          <table:table-cell table:style-name="Table2.A2" office:value-type="string">
            <text:p text:style-name="Table_20_Contents">database</text:p>
          </table:table-cell>
          <table:table-cell table:style-name="Table2.B2" office:value-type="string">
            <text:p text:style-name="Table_20_Contents">Creates a profiler database on a mysql installation granting privileges to the collage user with the password gwrk</text:p>
            <text:p text:style-name="Table_20_Contents"/>
            <text:p text:style-name="Table_20_Contents">The project.properties file has properties identifying where the database should be created and what user credentials to use to create the database.</text:p>
            <text:p text:style-name="Table_20_Contents"/>
            <text:p text:style-name="Table_20_Contents">Please note a profiler database is not required if the user sets the profiler captureMetrics to OFF or LOG.</text:p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tabase.clean</text:p>
          </table:table-cell>
          <table:table-cell table:style-name="Table2.B2" office:value-type="string">
            <text:p text:style-name="Table_20_Contents">Wipes out all data from the profiler database identified in the project.properties file.</text:p>
          </table:table-cell>
        </table:table-row>
      </table:table>
      <text:p text:style-name="Standard"/>
      <text:p text:style-name="Standard"><text:a xlink:type="simple" xlink:href="http://172.28.113.51/groundwork-professional/"/></text:p>
      <text:p text:style-name="Standard">If you want to deploy the profile to a different machine from which it was built just copy the entire deploy directory to a directory on the destination machine. <text:s/>Everything needed to run the profiler is in the deploy directory after a maven build deploy has been executed.</text:p>
      <text:p text:style-name="Standard"/>
      <text:h text:style-name="Heading_20_1" text:outline-level="1">Appendix A – Step By Step Instructions</text:h>
      <text:h text:style-name="Heading_20_2" text:outline-level="2">Profiler Build Instructions:</text:h>
      <text:p text:style-name="Standard"/>
      <text:list text:style-name="L3">
        <text:list-item>
          <text:p text:style-name="P17">Download / Install Maven 1.0.2 - <text:a xlink:type="simple" xlink:href="http://maven.apache.org/maven-1.x/start/download.html">http://maven.apache.org/maven-1.x/start/download.html</text:a></text:p>
        </text:list-item>
        <text:list-item>
          <text:p text:style-name="P17">Install Eclipse 3.2.1 - <text:a xlink:type="simple" xlink:href="http://www.eclipse.org/downloads/">http://www.eclipse.org/downloads/</text:a></text:p>
        </text:list-item>
        <text:list-item>
          <text:p text:style-name="P17">Install subclipse (Subversion plugin for Eclipse) - <text:a xlink:type="simple" xlink:href="http://subclipse.tigris.org/install.html">http://subclipse.tigris.org/install.html</text:a></text:p>
        </text:list-item>
        <text:list-item>
          <text:p text:style-name="P17">Within Eclipse – Open the SVN Repository Exploring Perspective</text:p>
          <text:list>
            <text:list-item>
              <text:p text:style-name="P17">Choose Window-&gt;Open Perspective-&gt;Other-&gt;SVN Exploring Perspective</text:p>
            </text:list-item>
          </text:list>
        </text:list-item>
        <text:list-item>
          <text:p text:style-name="P17"><draw:frame draw:style-name="fr1" draw:name="graphics3" text:anchor-type="paragraph" svg:x="5.2193in" svg:y="0.0165in" svg:width="0.2917in" svg:height="0.2291in" draw:z-index="9"><draw:image xlink:href="Pictures/100000000000001C00000016901ECCD9.png" xlink:type="simple" xlink:show="embed" xlink:actuate="onLoad"/></draw:frame>Add new svn repository, <text:a xlink:type="simple" xlink:href="http://172.28.113.51/groundwork-professional">http://172.28.113.51/groundwork-professional</text:a></text:p>
          <text:list>
            <text:list-item>
              <text:p text:style-name="P17">Click on this icon on SVN Repository tab and add the url above.</text:p>
            </text:list-item>
          </text:list>
        </text:list-item>
        <text:list-item>
          <text:p text:style-name="P17">Navigate the repository tree to the profiler folder</text:p>
          <text:list>
            <text:list-item>
              <text:p text:style-name="P17">trunk-&gt;profiler</text:p>
            </text:list-item>
          </text:list>
        </text:list-item>
        <text:list-item>
          <text:p text:style-name="P17">Right-click on the profiler folder and choose Checkout</text:p>
          <text:list>
            <text:list-item>
              <text:p text:style-name="P17">This will get a local copy of all the profiler resources</text:p>
            </text:list-item>
            <text:list-item>
              <text:p text:style-name="P17">Be sure to have the “check out as a project in the workspace” radio button highlighted and then click “Finish” in “Checkout from SVN” dialog.</text:p>
            </text:list-item>
          </text:list>
        </text:list-item>
        <text:list-item>
          <text:p text:style-name="P17">Open a command window and change directory to the location where the profiler was checked out</text:p>
        </text:list-item>
        <text:list-item>
          <text:p text:style-name="P17">To build the profiler type:</text:p>
          <text:list>
            <text:list-item>
              <text:p text:style-name="P17">maven build deploy</text:p>
            </text:list-item>
            <text:list-item>
              <text:p text:style-name="P17">Everything needed to execute the profiler is in the profiler/deploy directory after the build is complete.</text:p>
            </text:list-item>
          </text:list>
        </text:list-item>
      </text:list>
      <text:p text:style-name="Standard"/>
      <text:h text:style-name="Heading_20_2" text:outline-level="2">Profiler Database Create Instructions:</text:h>
      <text:list text:style-name="L4">
        <text:list-item>
          <text:p text:style-name="P18">Following steps 1 – 8 in “Profiler Build Instructions” section, if you have not already done so</text:p>
        </text:list-item>
        <text:list-item>
          <text:p text:style-name="P19">Make sure that the <text:span text:style-name="T7">org.groundwork.profiler.database.* settings in the </text:span>project.properties<text:span text:style-name="T7"> file are set up appropriately according to where you want the profiler database to reside. <text:s/>The project.properties file resides in your profiler directory.</text:span></text:p>
        </text:list-item>
        <text:list-item>
          <text:p text:style-name="P20">Type the following to create the profiler database:</text:p>
          <text:list>
            <text:list-item>
              <text:p text:style-name="P20">maven database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h text:style-name="Heading_20_2" text:outline-level="2">Profiler Execution Instructions:</text:h>
      <text:list text:style-name="L5">
        <text:list-item>
          <text:p text:style-name="P21">Make sure you have built the profiler following the directions in the “Profiler Build Instructions” section</text:p>
        </text:list-item>
        <text:list-item>
          <text:p text:style-name="P21">In order to execute the profiler it takes a configuration file as input. <text:s/>There are two sample configuration files provided in the profiler/deploy directory, foundation-profiler.xml and qa-acceptance-workloads.xml.</text:p>
        </text:list-item>
        <text:list-item>
          <text:p text:style-name="P21">Since the qa-acceptence-workloads.xml has set captureMetrics=LOG, therefore the profiler database setup is not required since metrics are not persisted to the database and only logged. On the other hand, the foundation-profiler.xml is persisting metrics to the database so the a profiler database must exist and its location is configured in the foundation-profiler.xml file.<text:line-break/><text:line-break/><text:span text:style-name="T8"><text:tab/>&lt;profilerDB driver="com.mysql.jdbc.Driver"</text:span></text:p>
        </text:list-item>
      </text:list>
      <text:p text:style-name="P22"><text:tab/><text:tab/><text:tab/><text:tab/>url="jdbc:mysql://localhost/GWProfilerDB" </text:p>
      <text:p text:style-name="P22"><text:tab/><text:tab/><text:tab/><text:tab/>login="collage" </text:p>
      <text:p text:style-name="Contents_20_1"><text:span text:style-name="T8"><text:tab/><text:tab/><text:tab/><text:tab/>password="gwrk"/&gt;<text:line-break/><text:line-break/> <text:s text:c="5"/></text:span><text:span text:style-name="T9">Change the above settings in the foundation-profiler.xml to match the location and credentials of <text:s text:c="3"/><text:tab/>the profiler database.</text:span></text:p>
      <text:list text:style-name="L6">
        <text:list-item>
          <text:list>
            <text:list-item>
              <text:p text:style-name="P23">Make sure the foundation-profiler.sh file is executable – chmod +x foundation-profiler.sh</text:p>
            </text:list-item>
            <text:list-item>
              <text:p text:style-name="P23">To start a profiler session with the qa-acceptance-workloads.xml configuration and a session name of “Session 1” type the following</text:p>
              <text:list>
                <text:list-item>
                  <text:p text:style-name="P23">./foundation-profiler.sh -config qa-acceptance-workloads.xml -session Session 1</text:p>
                </text:list-item>
              </text:list>
            </text:list-item>
            <text:list-item>
              <text:p text:style-name="P23">Output for the profiler is logged to the profiler.log file in the current directory. <text:s/>The profiler uses log4j to perform the logging so by editing the log4j.properties file you can change log levels and log output, etc.</text:p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24"/>
      <text:p text:style-name="P24"/>
      <text:p text:style-name="P24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Arial1" svg:font-family="Arial"/>
    <style:font-face style:name="Monospace" svg:font-family="Monospace"/>
    <style:font-face style:name="Sans" svg:font-family="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Courier New" svg:font-family="'Courier New'" style:font-pitch="variable"/>
    <style:font-face style:name="Mincho" svg:font-family="Mincho, msmincho" style:font-pitch="variable"/>
    <style:font-face style:name="Times" svg:font-family="Times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Albany AMT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n" fo:country="US" style:font-name-asian="Times New Roman" style:font-size-asian="10pt" style:language-asian="none" style:country-asian="none" style:font-name-complex="Times New Roman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0835in" fo:margin-bottom="0.0835in"/>
      <style:text-properties style:font-name="Arial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8000" style:font-name="Courier New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Mincho" style:font-size-asian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1665in" fo:keep-with-next="always">
        <style:tab-stops>
          <style:tab-stop style:position="0.8126in"/>
        </style:tab-stops>
      </style:paragraph-properties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835in" fo:text-indent="0in" style:auto-text-indent="false" fo:keep-with-next="always"/>
      <style:text-properties fo:font-weight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text-align="start" style:justify-single-word="false" fo:text-indent="0in" style:auto-text-indent="false" fo:keep-with-next="always"/>
      <style:text-properties style:font-name="Arial" fo:font-size="9pt" fo:font-weight="bold" style:font-size-asian="9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Numbering_20_1" style:display-name="Numbering 1" style:family="paragraph" style:parent-style-name="Standard" style:class="list">
      <style:paragraph-properties fo:margin-left="0in" fo:margin-right="0in" fo:margin-top="0.1665in" fo:margin-bottom="0.0835in" fo:text-indent="0in" style:auto-text-indent="false"/>
      <style:text-properties style:font-name="Arial" fo:font-size="10pt" style:font-size-asian="10pt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Header" style:family="paragraph" style:parent-style-name="Standard" style:class="extra">
      <style:paragraph-properties fo:orphans="0" fo:widows="0" style:text-autospace="none" style:punctuation-wrap="simple" style:vertical-align="baselin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 fo:orphans="0" fo:widows="0" style:text-autospace="none" style:punctuation-wrap="simple" style:vertical-align="baselin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style:style style:name="Bullet_20_orange" style:display-name="Bullet orange" style:family="paragraph" style:parent-style-name="Standard">
      <style:paragraph-properties fo:margin-left="0in" fo:margin-right="0in" fo:margin-top="0.0835in" fo:margin-bottom="0in" fo:text-indent="0in" style:auto-text-indent="false"/>
    </style:style>
    <style:style style:name="Body_20_Text_20_2" style:display-name="Body Text 2" style:family="paragraph" style:parent-style-name="Standard">
      <style:paragraph-properties fo:margin-left="0.25in" fo:margin-right="0in" fo:margin-top="0.0835in" fo:margin-bottom="0.0835in" fo:text-indent="0in" style:auto-text-indent="false"/>
      <style:text-properties style:font-name="Arial" fo:font-size="10pt" style:font-size-asian="10pt"/>
    </style:style>
    <style:style style:name="Body_20_Text_20_3" style:display-name="Body Text 3" style:family="paragraph" style:parent-style-name="Standard">
      <style:text-properties fo:color="#008000" style:font-name="Courier New" fo:font-size="10pt" style:font-size-asian="10pt"/>
    </style:style>
    <style:style style:name="code" style:family="paragraph" style:parent-style-name="Text_20_body_20_indent">
      <style:paragraph-properties fo:margin-top="0.0835in" fo:margin-bottom="0.0835in"/>
    </style:style>
    <style:style style:name="Task_20_title" style:display-name="Task title" style:family="paragraph" style:parent-style-name="Bullet_20_orange">
      <style:paragraph-properties fo:margin-left="0.25in" fo:margin-right="0in" fo:margin-top="0.1665in" fo:margin-bottom="0.0835in" fo:text-indent="0in" style:auto-text-indent="false"/>
      <style:text-properties style:font-name="Arial" fo:font-size="10pt" style:text-underline-style="solid" style:text-underline-width="auto" style:text-underline-color="font-color" style:font-size-asian="10pt"/>
    </style:style>
    <style:style style:name="task_20_numbering_20_2" style:display-name="task numbering 2" style:family="paragraph" style:parent-style-name="Standard">
      <style:paragraph-properties fo:margin-left="0in" fo:margin-right="0in" fo:margin-top="0.0835in" fo:margin-bottom="0.0835in" fo:text-indent="0in" style:auto-text-indent="false"/>
      <style:text-properties style:font-name="Arial" fo:font-size="10pt" style:font-size-asian="10pt"/>
    </style:style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Symbol" fo:font-size="9pt" style:font-size-asian="9pt"/>
    </style:style>
    <style:style style:name="WW8Num4z0" style:family="text">
      <style:text-properties style:font-name="Symbol" fo:font-size="9pt" style:font-size-asian="9pt"/>
    </style:style>
    <style:style style:name="Absatz-Standardschriftart" style:family="text"/>
    <style:style style:name="WW8Num6z0" style:family="text">
      <style:text-properties style:font-name="StarSymbol" fo:font-size="9pt" style:font-size-asian="9pt"/>
    </style:style>
    <style:style style:name="WW8Num6z1" style:family="text">
      <style:text-properties style:font-name="Wingdings 2" fo:font-size="9pt" style:font-size-asian="9pt"/>
    </style:style>
    <style:style style:name="WW8Num7z0" style:family="text">
      <style:text-properties style:font-name="StarSymbol" fo:font-size="9pt" style:font-size-asian="9pt"/>
    </style:style>
    <style:style style:name="WW8Num7z1" style:family="text">
      <style:text-properties style:font-name="Wingdings 2" fo:font-size="9pt" style:font-size-asian="9pt"/>
    </style:style>
    <style:style style:name="WW8Num25z0" style:family="text">
      <style:text-properties style:font-name="Symbol1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Wingdings 2"/>
    </style:style>
    <style:style style:name="WW8Num26z1" style:family="text">
      <style:text-properties style:font-name="Courier New" style:font-name-complex="Times"/>
    </style:style>
    <style:style style:name="WW8Num26z2" style:family="text">
      <style:text-properties style:font-name="Wingdings"/>
    </style:style>
    <style:style style:name="WW8Num26z3" style:family="text">
      <style:text-properties style:font-name="Symbol1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/>
    </style:style>
    <style:style style:name="WW8Num27z3" style:family="text">
      <style:text-properties style:font-name="Symbol1"/>
    </style:style>
    <style:style style:name="WW-Absatz-Standardschriftart" style:family="text"/>
    <style:style style:name="WW8Num1z2" style:family="text">
      <style:text-properties fo:color="#ff6600" style:font-name="Wingdings 2"/>
    </style:style>
    <style:style style:name="Default_20_Paragraph_20_Font" style:display-name="Default Paragraph Font" style:family="text"/>
    <style:style style:name="Heading_20_1_20_Char_20_Char" style:display-name="Heading 1 Char Char" style:family="text" style:parent-style-name="Default_20_Paragraph_20_Font">
      <style:text-properties style:font-name="Arial" fo:language="en" fo:country="US" fo:font-weight="bold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width="0.25in"/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)" style:num-format="1">
        <style:list-level-properties text:min-label-width="0.25in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1.0252in" text:min-label-width="0.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-0.211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289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0.789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289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1.789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289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2.789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289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3.789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-0.211in" text:min-label-width="0.25in"/>
        <style:text-properties style:font-name="Symbol"/>
      </text:list-level-style-bullet>
      <text:list-level-style-bullet text:level="2" text:style-name="WW8Num4z0" style:num-suffix="." text:bullet-char="">
        <style:list-level-properties text:space-before="0.289in" text:min-label-width="0.25in"/>
        <style:text-properties style:font-name="Symbol"/>
      </text:list-level-style-bullet>
      <text:list-level-style-bullet text:level="3" text:style-name="WW8Num4z0" style:num-suffix="." text:bullet-char="">
        <style:list-level-properties text:space-before="0.789in" text:min-label-width="0.25in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1.289in" text:min-label-width="0.25in"/>
        <style:text-properties style:font-name="Symbol"/>
      </text:list-level-style-bullet>
      <text:list-level-style-bullet text:level="5" text:style-name="WW8Num4z0" style:num-suffix="." text:bullet-char="">
        <style:list-level-properties text:space-before="1.789in" text:min-label-width="0.25in"/>
        <style:text-properties style:font-name="Symbol"/>
      </text:list-level-style-bullet>
      <text:list-level-style-bullet text:level="6" text:style-name="WW8Num4z0" style:num-suffix="." text:bullet-char="">
        <style:list-level-properties text:space-before="2.289in" text:min-label-width="0.25in"/>
        <style:text-properties style:font-name="Symbol"/>
      </text:list-level-style-bullet>
      <text:list-level-style-bullet text:level="7" text:style-name="WW8Num4z0" style:num-suffix="." text:bullet-char="">
        <style:list-level-properties text:space-before="2.789in" text:min-label-width="0.25in"/>
        <style:text-properties style:font-name="Symbol"/>
      </text:list-level-style-bullet>
      <text:list-level-style-bullet text:level="8" text:style-name="WW8Num4z0" style:num-suffix="." text:bullet-char="">
        <style:list-level-properties text:space-before="3.289in" text:min-label-width="0.25in"/>
        <style:text-properties style:font-name="Symbol"/>
      </text:list-level-style-bullet>
      <text:list-level-style-bullet text:level="9" text:style-name="WW8Num4z0" style:num-suffix="." text:bullet-char="">
        <style:list-level-properties text:space-before="3.789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)" style:num-format="1">
        <style:list-level-properties text:min-label-width="0.25in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)" style:num-format="1">
        <style:list-level-properties text:min-label-width="0.25in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2pt" fo:language="en" fo:country="US" style:font-name-asian="Times New Roman" style:font-size-asian="12pt" style:language-asian="none" style:country-asian="none" style:font-name-complex="Times New Roman" style:font-size-complex="10pt"/>
    </style:style>
    <style:style style:name="P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none" style:country-asian="none" style:font-name-complex="Times New Roman" style:font-size-complex="10pt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6.5in" style:type="right"/>
        </style:tab-stops>
      </style:paragraph-properties>
      <style:text-properties style:use-window-font-color="true" fo:font-size="10pt" fo:language="en" fo:country="US" style:font-name-asian="Times New Roman" style:font-size-asian="10pt" style:language-asian="none" style:country-asian="none" style:font-name-complex="Times New Roman" style:font-size-complex="10pt"/>
    </style:style>
    <style:style style:name="P5" style:family="paragraph" style:parent-style-name="Header">
      <style:text-properties style:use-window-font-color="true" fo:font-size="10pt" fo:language="en" fo:country="US" style:font-name-asian="Times New Roman" style:font-size-asian="10pt" style:language-asian="none" style:country-asian="none" style:font-name-complex="Times New Roman" style:font-size-complex="10pt"/>
    </style:style>
    <style:style style:name="P6" style:family="paragraph" style:parent-style-name="Footer">
      <style:paragraph-properties fo:orphans="2" fo:widows="2"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</style:tab-stops>
      </style:paragraph-properties>
      <style:text-properties style:use-window-font-color="true" fo:font-size="14pt" fo:language="en" fo:country="US" style:font-name-asian="Times New Roman" style:font-size-asian="14pt" style:language-asian="none" style:country-asian="none" style:font-name-complex="Times New Roman" style:font-size-complex="10pt"/>
    </style:style>
    <style:style style:name="T1" style:family="text">
      <style:text-properties style:use-window-font-color="true" fo:font-size="8pt" fo:language="en" fo:country="US" style:font-name-asian="Times New Roman" style:font-size-asian="8pt" style:language-asian="none" style:country-asian="none" style:font-name-complex="Times New Roman" style:font-size-complex="10pt"/>
    </style:style>
    <style:style style:name="T2" style:family="text" style:parent-style-name="Page_20_Number">
      <style:text-properties style:use-window-font-color="true" fo:font-size="8pt" fo:language="en" fo:country="US" style:font-name-asian="Times New Roman" style:font-size-asian="8pt" style:language-asian="none" style:country-asian="none" style:font-name-complex="Times New Roman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39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pm1">
      <style:header>
        <text:p text:style-name="Header"><text:tab/>Foundation Profiler User Guide</text:p>
        <text:p text:style-name="Header"/>
      </style:header>
      <style:footer>
        <text:p text:style-name="P1"/>
        <text:p text:style-name="P2"><draw:frame draw:style-name="fr1" draw:name="graphics1" text:anchor-type="as-char" svg:width="1.9689in" svg:height="0.2862in" draw:z-index="8"><draw:image xlink:href="Pictures/100000000000166800000352F766937D.jpg" xlink:type="simple" xlink:show="embed" xlink:actuate="onLoad"/></draw:frame></text:p>
        <text:p text:style-name="P3"><text:span text:style-name="T1"><text:tab/><text:tab/>Page </text:span><text:span text:style-name="T2"><text:page-number text:select-page="current">9</text:page-number></text:span><text:span text:style-name="T2"> </text:span></text:p>
      </style:footer>
    </style:master-page>
    <style:master-page style:name="First_20_Page" style:display-name="First Page" style:page-layout-name="pm1" style:next-style-name="Standard">
      <style:header>
        <text:p text:style-name="P4"><draw:frame draw:style-name="fr1" draw:name="graphics2" text:anchor-type="as-char" svg:width="2.8673in" svg:height="0.4217in" draw:z-index="0"><draw:image xlink:href="Pictures/100000000000166800000352F766937D.jpg" xlink:type="simple" xlink:show="embed" xlink:actuate="onLoad"/></draw:frame></text:p>
        <text:p text:style-name="P5"/>
      </style:header>
      <style:footer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dc:title>Tutorial Foundation 1.1</dc:title>
    <meta:initial-creator>WW</meta:initial-creator>
    <meta:creation-date>2005-09-22T13:20:00</meta:creation-date>
    <dc:date>2006-11-21T14:13:35</dc:date>
    <meta:print-date>2006-06-05T11:21:32</meta:print-date>
    <dc:language>en-US</dc:language>
    <meta:editing-cycles>423</meta:editing-cycles>
    <meta:editing-duration>P2DT11H47M51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9" meta:paragraph-count="194" meta:word-count="1805" meta:character-count="12386"/>
  </office:meta>
</office:document-meta>
</file>